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adea" svg:font-family="Caladea" style:font-adornments="Negrita" style:font-family-generic="roman" style:font-pitch="variable"/>
    <style:font-face style:name="Constantia" svg:font-family="Constantia" style:font-adornments="Norm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101cm" style:contextual-spacing="false" fo:text-align="justify" style:justify-single-word="false"/>
      <style:text-properties officeooo:rsid="00115aa8" officeooo:paragraph-rsid="0021af36"/>
    </style:style>
    <style:style style:name="P2" style:family="paragraph" style:parent-style-name="Text_20_body">
      <style:paragraph-properties fo:margin-top="0cm" fo:margin-bottom="0.801cm" style:contextual-spacing="false" fo:text-align="justify" style:justify-single-word="false"/>
      <style:text-properties officeooo:rsid="00191e5c" officeooo:paragraph-rsid="00191e5c"/>
    </style:style>
    <style:style style:name="P3" style:family="paragraph" style:parent-style-name="Text_20_body">
      <style:paragraph-properties fo:text-align="justify" style:justify-single-word="false"/>
      <style:text-properties officeooo:rsid="000ecd82" officeooo:paragraph-rsid="001befa5"/>
    </style:style>
    <style:style style:name="P4" style:family="paragraph" style:parent-style-name="Text_20_body">
      <style:paragraph-properties fo:margin-top="0cm" fo:margin-bottom="0.7cm" style:contextual-spacing="false" fo:text-align="justify" style:justify-single-word="false"/>
      <style:text-properties officeooo:rsid="0012a9f2" officeooo:paragraph-rsid="0012a9f2"/>
    </style:style>
    <style:style style:name="P5" style:family="paragraph" style:parent-style-name="Heading_20_1">
      <style:paragraph-properties fo:text-align="center" style:justify-single-word="false"/>
      <style:text-properties officeooo:rsid="000e231a" officeooo:paragraph-rsid="000e231a"/>
    </style:style>
    <style:style style:name="P6" style:family="paragraph" style:parent-style-name="Heading_20_3">
      <style:paragraph-properties fo:margin-top="0.25cm" fo:margin-bottom="2cm" style:contextual-spacing="false" fo:text-align="center" style:justify-single-word="false"/>
      <style:text-properties officeooo:paragraph-rsid="0023456b"/>
    </style:style>
    <style:style style:name="P7" style:family="paragraph" style:parent-style-name="Heading_20_3">
      <style:text-properties officeooo:rsid="0023456b" officeooo:paragraph-rsid="0023456b"/>
    </style:style>
    <style:style style:name="P8" style:family="paragraph" style:parent-style-name="Heading_20_4">
      <style:text-properties officeooo:rsid="0023456b" officeooo:paragraph-rsid="0023456b"/>
    </style:style>
    <style:style style:name="P9" style:family="paragraph" style:parent-style-name="Heading_20_4">
      <style:text-properties officeooo:rsid="0024b5f6" officeooo:paragraph-rsid="0024b5f6"/>
    </style:style>
    <style:style style:name="P10" style:family="paragraph" style:parent-style-name="Heading_20_4">
      <style:text-properties officeooo:rsid="002725b9" officeooo:paragraph-rsid="002725b9"/>
    </style:style>
    <style:style style:name="P11" style:family="paragraph" style:parent-style-name="Heading_20_4">
      <style:text-properties officeooo:rsid="002725b9" officeooo:paragraph-rsid="002992f1"/>
    </style:style>
    <style:style style:name="P12" style:family="paragraph" style:parent-style-name="Text_20_body">
      <style:paragraph-properties fo:text-align="justify" style:justify-single-word="false"/>
      <style:text-properties officeooo:rsid="00111cc7" officeooo:paragraph-rsid="00111cc7"/>
    </style:style>
    <style:style style:name="P13" style:family="paragraph" style:parent-style-name="Text_20_body">
      <style:paragraph-properties fo:margin-top="0cm" fo:margin-bottom="0.399cm" style:contextual-spacing="false" fo:text-align="justify" style:justify-single-word="false"/>
      <style:text-properties officeooo:rsid="00111cc7" officeooo:paragraph-rsid="0015f585"/>
    </style:style>
    <style:style style:name="P14" style:family="paragraph" style:parent-style-name="Text_20_body">
      <style:paragraph-properties fo:text-align="justify" style:justify-single-word="false"/>
      <style:text-properties officeooo:rsid="000ecd82" officeooo:paragraph-rsid="001befa5"/>
    </style:style>
    <style:style style:name="P15" style:family="paragraph" style:parent-style-name="Text_20_body">
      <style:text-properties officeooo:rsid="0023456b" officeooo:paragraph-rsid="0023456b"/>
    </style:style>
    <style:style style:name="P16" style:family="paragraph" style:parent-style-name="Text_20_body">
      <style:text-properties officeooo:rsid="002725b9" officeooo:paragraph-rsid="002725b9"/>
    </style:style>
    <style:style style:name="P17" style:family="paragraph" style:parent-style-name="Text_20_body">
      <style:text-properties officeooo:rsid="0027eaf0" officeooo:paragraph-rsid="0027eaf0"/>
    </style:style>
    <style:style style:name="P18" style:family="paragraph" style:parent-style-name="Text_20_body">
      <style:paragraph-properties fo:text-align="justify" style:justify-single-word="false"/>
      <style:text-properties officeooo:rsid="002992f1" officeooo:paragraph-rsid="002992f1"/>
    </style:style>
    <style:style style:name="P19" style:family="paragraph" style:parent-style-name="Text_20_body">
      <style:text-properties fo:font-style="normal" officeooo:rsid="002992f1" officeooo:paragraph-rsid="002992f1" style:font-style-asian="normal" style:font-style-complex="normal"/>
    </style:style>
    <style:style style:name="P20" style:family="paragraph" style:parent-style-name="Text_20_body">
      <style:text-properties fo:font-style="normal" officeooo:rsid="0029d4e3" officeooo:paragraph-rsid="0029d4e3" style:font-style-asian="normal" style:font-style-complex="normal"/>
    </style:style>
    <style:style style:name="P21" style:family="paragraph" style:parent-style-name="Text_20_body">
      <style:text-properties officeooo:rsid="002b3577" officeooo:paragraph-rsid="002b3577"/>
    </style:style>
    <style:style style:name="T1" style:family="text">
      <style:text-properties officeooo:rsid="000f16de"/>
    </style:style>
    <style:style style:name="T2" style:family="text">
      <style:text-properties officeooo:rsid="000fd5d6"/>
    </style:style>
    <style:style style:name="T3" style:family="text">
      <style:text-properties officeooo:rsid="001057da"/>
    </style:style>
    <style:style style:name="T4" style:family="text">
      <style:text-properties officeooo:rsid="0010669a"/>
    </style:style>
    <style:style style:name="T5" style:family="text">
      <style:text-properties officeooo:rsid="00125e31"/>
    </style:style>
    <style:style style:name="T6" style:family="text">
      <style:text-properties officeooo:rsid="00137f95"/>
    </style:style>
    <style:style style:name="T7" style:family="text">
      <style:text-properties officeooo:rsid="00153905"/>
    </style:style>
    <style:style style:name="T8" style:family="text">
      <style:text-properties officeooo:rsid="0015f585"/>
    </style:style>
    <style:style style:name="T9" style:family="text">
      <style:text-properties officeooo:rsid="00172506"/>
    </style:style>
    <style:style style:name="T10" style:family="text">
      <style:text-properties officeooo:rsid="00191e5c"/>
    </style:style>
    <style:style style:name="T11" style:family="text">
      <style:text-properties officeooo:rsid="0020899f"/>
    </style:style>
    <style:style style:name="T12" style:family="text">
      <style:text-properties officeooo:rsid="0021af36"/>
    </style:style>
    <style:style style:name="T13" style:family="text">
      <style:text-properties fo:font-style="italic" style:font-style-asian="italic" style:font-style-complex="italic"/>
    </style:style>
    <style:style style:name="T14" style:family="text">
      <style:text-properties fo:font-style="italic" officeooo:rsid="002992f1"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officeooo:rsid="002992f1"/>
    </style:style>
    <style:style style:name="T17" style:family="text">
      <style:text-properties officeooo:rsid="00299cc6"/>
    </style:style>
    <style:style style:name="T18" style:family="text">
      <style:text-properties officeooo:rsid="002adf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INFORME</text:h>
      <text:h text:style-name="P6" text:outline-level="3">PRÁCTICA DE DISEÑO</text:h>
      <text:h text:style-name="Heading_20_3" text:outline-level="3">Principios de diseño</text:h>
      <text:p text:style-name="P12">En el ejercicio 1 seguimos los principios de responsabilidad única, abierto-cerrado y inversión de la dependencia.</text:p>
      <text:h text:style-name="Heading_20_4" text:outline-level="4">Principio de Responsabilidad Única</text:h>
      <text:p text:style-name="P13">El principio de responsabilidad única establece que cada objeto debe tener una única responsabilidad y que la responsabilidad esté encapsulada dentro de la clase. Por tanto los servicios que provee el objeto están ligados con dicha responsabilidad. En nuestro caso se puede observar que <text:span text:style-name="T2">Order </text:span><text:span text:style-name="T6">delega la responsabilidad en la interfaz </text:span><text:span text:style-name="T7">ProductState </text:span><text:span text:style-name="T8">y son </text:span><text:span text:style-name="T6">l</text:span><text:span text:style-name="T2">as clases que implementan la interfaz </text:span><text:span text:style-name="T8">las que realizan el trabajo</text:span><text:span text:style-name="T6">. Además </text:span>las distintas clases que necesitan cambiar la cantidad de un producto delegan esa tarea a ProductCount que se encarga de la gestión de las cantidades de productos pedidas por el cliente mientras que esta clase a su vez delega a Product la gestión del stock (y la comprobación de no estar pidiendo más productos de los que hay en stock).</text:p>
      <text:h text:style-name="P8" text:outline-level="4">Principio Abierto-Cerrado</text:h>
      <text:p text:style-name="P1">El principio abierto-cerrado indica que si es necesario añadir nuevas funcionalidades al programa no debería de ser necesario modificar las clases ya existentes para añadir dichas funcionalidades, es decir que se deben crear las clases de manera que sean compatibles con futuras extensiones. <text:span text:style-name="T5">En este ejercicio debido al patrón seguido </text:span><text:span text:style-name="T9">no </text:span><text:span text:style-name="T5">es posible </text:span><text:span text:style-name="T9">seguir este principio estrictamente, </text:span><text:span text:style-name="T11">aún así la interfaz OrderState permite añadir nuevas funcionalidades fácilmente, modificando esta interfaz y creando nuevas clases. </text:span><text:span text:style-name="T9"><text:s/></text:span><text:span text:style-name="T11">Aún </text:span><text:span text:style-name="T9">así </text:span><text:span text:style-name="T11">se puede necesitar hacer</text:span><text:span text:style-name="T5"> </text:span><text:span text:style-name="T11">cambios</text:span><text:span text:style-name="T5"> mínim</text:span><text:span text:style-name="T11">o</text:span><text:span text:style-name="T5">s a algunas clases ya existentes como Order. </text:span></text:p>
      <text:p text:style-name="P1"><text:span text:style-name="T10">P</text:span><text:span text:style-name="T5">or ejemplo para permitir el seguimiento de la entrega de un pedido haría falta añadir un método en Order y en </text:span><text:span text:style-name="T10">OrderState</text:span><text:span text:style-name="T5"> que permita el cambio de estado a entrega </text:span><text:span text:style-name="T12">(o añadir alguna condición en algún método ya existente)</text:span><text:span text:style-name="T5"> </text:span><text:span text:style-name="T12">e</text:span><text:span text:style-name="T5"> implementar el método en algún estado anterior para pasar a estado de entrega, pero el resto de clases no relacionadas no necesitan cambiar su código debido a que todos los métodos de la interfaz ProductState tienen (y deberían seguir teniendo tras la extensión) una implementación por defecto. </text:span><text:span text:style-name="T12">Esto además permite crear clases que solo implementan el método que se quiere modificar.</text:span></text:p>
      <text:p text:style-name="P2">(Para añadir el seguimiento al Log haría falta añadir un método a Log). </text:p>
      <text:h text:style-name="P9" text:outline-level="4"><text:soft-page-break/>Principio de Inversión de la Dependencia</text:h>
      <text:p text:style-name="P4">El Principio de la Inversión de la Dependencia establece que deberíamos depender de abstracciones en vez de concreciones en otros términos depender de interfaces o clases abstractas en vez de clases o funciones concretas. Esto <text:span text:style-name="T10">se cumple perfectamente debido al patrón seguido,</text:span> Order <text:span text:style-name="T10">depende la interfaz OrderState</text:span>, <text:span text:style-name="T10">así que el funcionamiento de los métodos </text:span><text:span text:style-name="T12">de Order</text:span><text:span text:style-name="T10"> depende de las clases que implementan la interfaz </text:span><text:span text:style-name="T12">OrderState,</text:span><text:span text:style-name="T10"> permitiendo que el comportamiento </text:span><text:span text:style-name="T12">del método</text:span><text:span text:style-name="T10"> cambie según la clase.</text:span></text:p>
      <text:h text:style-name="P7" text:outline-level="3">Patrones de diseño</text:h>
      <text:p text:style-name="P15">En el ejercicio 1 aplicamos el patrón Estado y el patrón Instancia Única.</text:p>
      <text:h text:style-name="P10" text:outline-level="4">Patrón Estado</text:h>
      <text:p text:style-name="P16">El patrón estado es un tipo de patrón que permite crear objetos que cambian su comportamiento al cambiar el estado interno del objeto. Se eligió este patrón porque Order debe cambiar el comportamiento de las operaciones que tiene (en este caso bloquear o permitir ciertas operaciones) dependiendo del estado interno en el que se encuentre la orden, por poner un ejemplo, no podemos permitimos cambiar productos de la orden una vez ya ha sido pagada.</text:p>
      <text:p text:style-name="P17">En el <text:span text:style-name="T18">diagrama</text:span> podemos observar que la clase Order juega el rol de <text:span text:style-name="T15">contexto</text:span>, OrderState el rol de e<text:span text:style-name="T13">stado</text:span> y todas las clases que implementan OrderState (o AbstractOrderState) juegan el rol de <text:span text:style-name="T13">estado concreto.</text:span></text:p>
      <text:p text:style-name="P17"><text:span text:style-name="T13"/></text:p>
      <text:h text:style-name="P11" text:outline-level="4"><text:span text:style-name="T13">Patrón </text:span><text:span text:style-name="T14">Instancia Única</text:span></text:h>
      <text:p text:style-name="P19">El patrón instancia única se usa cuando queremos asegurarnos de solo tener una instancia de una clase manteniendo el acceso global a ella, con esto conseguimos reducir el uso de recursos al evitar crear instancias de clases que no son necesarias como es nuestro caso. Como las clases estado no contienen atributos (por lo que no pueden cambiar de una instancia a otra) y el comportamiento de sus métodos no varía <text:span text:style-name="T17">entre instancias</text:span>, podemos aplicar e<text:span text:style-name="T17">ste</text:span> patrón a todas las clases estado <text:span text:style-name="T17">tal y como se observa en el </text:span><text:span text:style-name="T18">diagrama</text:span><text:span text:style-name="T17">.</text:span></text:p>
      <text:p text:style-name="P19"/>
      <text:p text:style-name="P20">Aquí va el <text:span text:style-name="T18">diagrama</text:span> UML estático</text:p>
      <text:p text:style-name="P20"/>
      <text:h text:style-name="Heading_20_3" text:outline-level="3">Diagrama dinámico</text:h>
      <text:p text:style-name="P21">Aquí va el diagrama UML de estados</text:p>
      <text:p text:style-name="P3"/>
      <text:p text:style-name="P3"><text:soft-page-break/></text:p>
      <text:p text:style-name="P3"/>
      <text:p text:style-name="P3"/>
      <text:p text:style-name="P3">----------------------------------------------------------------------------------------------------</text:p>
      <text:p text:style-name="P3">Posibles candidatos <text:span text:style-name="T16">(ejercicio 2)</text:span>: </text:p>
      <text:p text:style-name="P18">Patrón observados (doble)</text:p>
      <text:p text:style-name="P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adea" svg:font-family="Caladea" style:font-adornments="Negrita" style:font-family-generic="roman" style:font-pitch="variable"/>
    <style:font-face style:name="Constantia" svg:font-family="Constantia" style:font-adornments="Norm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Constantia" fo:font-family="Constantia" style:font-style-name="Normal"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ladea" fo:font-family="Caladea" style:font-style-name="Negrita" style:font-family-generic="roman" style:font-pitch="variable" fo:font-size="2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ladea" fo:font-family="Caladea" style:font-style-name="Negrita" style:font-family-generic="roman" style:font-pitch="variable" fo:font-size="16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cm" fo:margin-bottom="0.499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30T14:42:40.967000000</meta:creation-date>
    <dc:date>2022-12-12T20:06:11.844000000</dc:date>
    <meta:editing-duration>PT3H26M29S</meta:editing-duration>
    <meta:editing-cycles>34</meta:editing-cycles>
    <meta:generator>LibreOffice/7.4.0.3$Windows_X86_64 LibreOffice_project/f85e47c08ddd19c015c0114a68350214f7066f5a</meta:generator>
    <meta:document-statistic meta:table-count="0" meta:image-count="0" meta:object-count="0" meta:page-count="3" meta:paragraph-count="26" meta:word-count="683" meta:character-count="4419" meta:non-whitespace-character-count="3758"/>
  </office:meta>
</office:document-meta>
</file>